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color="#000000" style:font-name="Droid Sans Fallback" fo:font-size="10.5pt" fo:font-weight="normal" officeooo:paragraph-rsid="0009e614" fo:background-color="#ffffff" style:font-size-asian="10.5pt" style:font-size-complex="10.5pt"/>
    </style:style>
    <style:style style:name="P2" style:family="paragraph" style:parent-style-name="Standard">
      <style:paragraph-properties fo:line-height="150%"/>
      <style:text-properties fo:color="#000000" style:font-name="Droid Sans Fallback" fo:font-size="10.5pt" fo:font-weight="normal" officeooo:paragraph-rsid="0012fe90" fo:background-color="#ffffff" style:font-size-asian="10.5pt" style:font-size-complex="10.5pt"/>
    </style:style>
    <style:style style:name="P3" style:family="paragraph" style:parent-style-name="Standard">
      <style:paragraph-properties fo:line-height="150%"/>
      <style:text-properties fo:color="#000000" style:font-name="Arial" fo:font-size="10.5pt" fo:font-weight="normal" officeooo:paragraph-rsid="0009e614" fo:background-color="#ffffff" style:font-size-asian="10.5pt" style:font-size-complex="10.5pt"/>
    </style:style>
    <style:style style:name="P4" style:family="paragraph" style:parent-style-name="Standard">
      <style:paragraph-properties fo:line-height="150%"/>
      <style:text-properties fo:color="#000000" style:font-name="Arial" fo:font-size="10.5pt" fo:font-weight="normal" officeooo:paragraph-rsid="003d1bb3" fo:background-color="#ffffff" style:font-size-asian="10.5pt" style:font-size-complex="10.5pt"/>
    </style:style>
    <style:style style:name="P5" style:family="paragraph" style:parent-style-name="Standard">
      <style:paragraph-properties fo:line-height="150%"/>
      <style:text-properties fo:color="#000000" style:font-name="Arial" fo:font-size="10.5pt" fo:font-weight="normal" officeooo:paragraph-rsid="0012fe90" fo:background-color="#ffffff" style:font-size-asian="10.5pt" style:font-size-complex="10.5pt"/>
    </style:style>
    <style:style style:name="P6" style:family="paragraph" style:parent-style-name="Standard">
      <style:paragraph-properties fo:line-height="150%"/>
      <style:text-properties fo:color="#000000" style:font-name="Arial" fo:font-size="12pt" fo:font-weight="bold" officeooo:paragraph-rsid="003d1bb3" fo:background-color="#ffffff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/>
      <style:text-properties style:font-name="Arial" fo:font-size="12pt" fo:font-weight="bold" officeooo:rsid="0011cf64" officeooo:paragraph-rsid="00324c51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/>
      <style:text-properties style:font-name="Arial" fo:font-size="12pt" fo:font-weight="bold" officeooo:rsid="00324c51" officeooo:paragraph-rsid="00324c51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/>
      <style:text-properties style:font-name="Arial" fo:font-weight="bold" officeooo:rsid="0009e614" officeooo:paragraph-rsid="0009e614" style:font-weight-asian="bold" style:font-weight-complex="bold"/>
    </style:style>
    <style:style style:name="P10" style:family="paragraph" style:parent-style-name="Standard">
      <style:paragraph-properties fo:line-height="150%" fo:break-before="page"/>
      <style:text-properties fo:color="#000000" style:font-name="Arial" fo:font-size="12pt" fo:font-weight="bold" officeooo:rsid="0012fe90" officeooo:paragraph-rsid="0012fe90" fo:background-color="#ffffff" style:font-size-asian="12pt" style:font-weight-asian="bold" style:font-size-complex="12pt" style:font-weight-complex="bold"/>
    </style:style>
    <style:style style:name="T1" style:family="text">
      <style:text-properties officeooo:rsid="002f6b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Filipe de Oliveira Ataíde – Mat.: 20181014040022</text:p>
      <text:p text:style-name="P8">Fila de Prioridade com Heap e Array</text:p>
      <text:p text:style-name="P7"/>
      <text:p text:style-name="P9">Main.java</text:p>
      <text:p text:style-name="P3">public class Main{</text:p>
      <text:p text:style-name="P3"><text:tab/>public static void main(String[] args) {</text:p>
      <text:p text:style-name="P3"><text:tab/><text:tab/>Array heap = new Array(99);</text:p>
      <text:p text:style-name="P3"/>
      <text:p text:style-name="P3"><text:tab/><text:tab/>heap.insert(17);</text:p>
      <text:p text:style-name="P3"><text:tab/><text:tab/>heap.insert(18);</text:p>
      <text:p text:style-name="P3"><text:tab/><text:tab/>heap.insert(25);</text:p>
      <text:p text:style-name="P3"><text:tab/><text:tab/>heap.insert(13);</text:p>
      <text:p text:style-name="P3"><text:tab/><text:tab/>heap.insert(1);</text:p>
      <text:p text:style-name="P3"><text:tab/><text:tab/>heap.insert(5);</text:p>
      <text:p text:style-name="P3"/>
      <text:p text:style-name="P3"><text:tab/><text:tab/>heap.removeMin();</text:p>
      <text:p text:style-name="P3"><text:tab/><text:tab/>heap.removeMin();</text:p>
      <text:p text:style-name="P3"><text:tab/><text:tab/>heap.removeMin();</text:p>
      <text:p text:style-name="P3"><text:tab/><text:tab/>heap.removeMin();</text:p>
      <text:p text:style-name="P3"/>
      <text:p text:style-name="P3"><text:tab/><text:tab/>heap.print();</text:p>
      <text:p text:style-name="P3"><text:tab/>}</text:p>
      <text:p text:style-name="P3">}</text:p>
      <text:p text:style-name="P3"/>
      <text:p text:style-name="P6">FilaPrioridade.<text:span text:style-name="T1">java</text:span></text:p>
      <text:p text:style-name="P4">public interface FilaPrioridade{</text:p>
      <text:p text:style-name="P4"><text:tab/>public int size();</text:p>
      <text:p text:style-name="P4"><text:tab/>public int min();</text:p>
      <text:p text:style-name="P4"><text:tab/>public void insert(int o);</text:p>
      <text:p text:style-name="P4"><text:tab/>public int removeMin();</text:p>
      <text:p text:style-name="P4"><text:tab/>public boolean isEmpty();</text:p>
      <text:p text:style-name="P4">}</text:p>
      <text:p text:style-name="P10">Array.java</text:p>
      <text:p text:style-name="P5">public class Array implements FilaPrioridade{</text:p>
      <text:p text:style-name="P5"><text:tab/>int heap[];</text:p>
      <text:p text:style-name="P5"><text:tab/>int t = 0;</text:p>
      <text:p text:style-name="P5"/>
      <text:p text:style-name="P5"><text:tab/>public Array(int t){</text:p>
      <text:p text:style-name="P5"><text:tab/><text:tab/>heap = new int[t];</text:p>
      <text:p text:style-name="P5"><text:tab/>}</text:p>
      <text:p text:style-name="P5"/>
      <text:p text:style-name="P5"><text:tab/>public int size(){</text:p>
      <text:p text:style-name="P5"><text:tab/><text:tab/>return t+1;</text:p>
      <text:p text:style-name="P5"><text:tab/>}</text:p>
      <text:p text:style-name="P5"/>
      <text:p text:style-name="P5"><text:tab/>public boolean isEmpty(){</text:p>
      <text:p text:style-name="P5"><text:tab/><text:tab/>return t == 0;</text:p>
      <text:p text:style-name="P5"><text:tab/>}</text:p>
      <text:p text:style-name="P5"/>
      <text:p text:style-name="P5"><text:tab/>public boolean isFull(){</text:p>
      <text:p text:style-name="P5"><text:tab/><text:tab/>return t == heap.length;</text:p>
      <text:p text:style-name="P5"><text:tab/>}</text:p>
      <text:p text:style-name="P5"/>
      <text:p text:style-name="P5"><text:tab/>public int getParent(int i){</text:p>
      <text:p text:style-name="P5"><text:tab/><text:tab/>return (i -1)/2;</text:p>
      <text:p text:style-name="P5"><text:tab/>}</text:p>
      <text:p text:style-name="P5"/>
      <text:p text:style-name="P5"><text:tab/>public int getChild(int i, boolean l){</text:p>
      <text:p text:style-name="P5"><text:tab/><text:tab/>return 2 * i + (l ? 1 : 2);</text:p>
      <text:p text:style-name="P5"><text:tab/>}</text:p>
      <text:p text:style-name="P5"/>
      <text:p text:style-name="P5"><text:tab/>public void insert(int o){</text:p>
      <text:p text:style-name="P5"><text:tab/><text:tab/>if(isFull()){</text:p>
      <text:p text:style-name="P5"><text:tab/><text:tab/><text:tab/>throw new IndexOutOfBoundsException("Heap is full");</text:p>
      <text:p text:style-name="P5"><text:tab/><text:tab/>}</text:p>
      <text:p text:style-name="P5"><text:tab/><text:tab/>heap[t] = o;</text:p>
      <text:p text:style-name="P5"><text:tab/><text:tab/>UpHeap(t);</text:p>
      <text:p text:style-name="P5"><text:tab/><text:tab/>t++;</text:p>
      <text:p text:style-name="P5"><text:tab/>}</text:p>
      <text:p text:style-name="P5"/>
      <text:p text:style-name="P5"><text:tab/>private void UpHeap(int i){</text:p>
      <text:p text:style-name="P5"><text:tab/><text:tab/>int o = heap[i];</text:p>
      <text:p text:style-name="P5"><text:soft-page-break/><text:tab/><text:tab/>while (i &gt; 0 &amp;&amp; o &gt; heap[getParent(i)]){</text:p>
      <text:p text:style-name="P5"><text:tab/><text:tab/><text:tab/>heap[i] = heap[getParent(i)];</text:p>
      <text:p text:style-name="P5"><text:tab/><text:tab/><text:tab/>i = getParent(i);</text:p>
      <text:p text:style-name="P5"><text:tab/><text:tab/>}</text:p>
      <text:p text:style-name="P5"><text:tab/><text:tab/>heap[i] = o;</text:p>
      <text:p text:style-name="P5"><text:tab/>}</text:p>
      <text:p text:style-name="P5"/>
      <text:p text:style-name="P5"><text:tab/>private void DownHeap(int i, int last){</text:p>
      <text:p text:style-name="P5"><text:tab/><text:tab/>int child; // child a trocar</text:p>
      <text:p text:style-name="P5"><text:tab/><text:tab/>while (i &lt;= last){</text:p>
      <text:p text:style-name="P5"><text:tab/><text:tab/><text:tab/>int lChild = getChild(i, true);</text:p>
      <text:p text:style-name="P5"><text:tab/><text:tab/><text:tab/>int rChild = getChild(i, false);</text:p>
      <text:p text:style-name="P5"><text:tab/><text:tab/><text:tab/>if(lChild &lt;= last){</text:p>
      <text:p text:style-name="P5"><text:tab/><text:tab/><text:tab/><text:tab/>if(rChild &gt; last){</text:p>
      <text:p text:style-name="P5"><text:tab/><text:tab/><text:tab/><text:tab/><text:tab/>child = lChild;</text:p>
      <text:p text:style-name="P5"><text:tab/><text:tab/><text:tab/><text:tab/>}</text:p>
      <text:p text:style-name="P5"><text:tab/><text:tab/><text:tab/><text:tab/>else{</text:p>
      <text:p text:style-name="P5"><text:tab/><text:tab/><text:tab/><text:tab/><text:tab/>child = (heap[lChild] &gt; heap[rChild] ? lChild : rChild);</text:p>
      <text:p text:style-name="P5"><text:tab/><text:tab/><text:tab/><text:tab/>}</text:p>
      <text:p text:style-name="P5"><text:tab/><text:tab/><text:tab/><text:tab/>if (heap[i] &lt; heap[child]){</text:p>
      <text:p text:style-name="P5"><text:tab/><text:tab/><text:tab/><text:tab/><text:tab/>int aux = heap[i];</text:p>
      <text:p text:style-name="P5"><text:tab/><text:tab/><text:tab/><text:tab/><text:tab/>heap[i] = heap[child];</text:p>
      <text:p text:style-name="P5"><text:tab/><text:tab/><text:tab/><text:tab/><text:tab/>heap[child] = aux;</text:p>
      <text:p text:style-name="P5"><text:tab/><text:tab/><text:tab/><text:tab/>}</text:p>
      <text:p text:style-name="P5"><text:tab/><text:tab/><text:tab/><text:tab/>else{</text:p>
      <text:p text:style-name="P5"><text:tab/><text:tab/><text:tab/><text:tab/><text:tab/>break;</text:p>
      <text:p text:style-name="P5"><text:tab/><text:tab/><text:tab/><text:tab/>}</text:p>
      <text:p text:style-name="P5"><text:tab/><text:tab/><text:tab/><text:tab/>i = child;</text:p>
      <text:p text:style-name="P5"><text:tab/><text:tab/><text:tab/>}</text:p>
      <text:p text:style-name="P5"><text:tab/><text:tab/><text:tab/>else{</text:p>
      <text:p text:style-name="P5"><text:tab/><text:tab/><text:tab/><text:tab/>break;</text:p>
      <text:p text:style-name="P5"><text:tab/><text:tab/><text:tab/>}</text:p>
      <text:p text:style-name="P5"><text:tab/><text:tab/>}</text:p>
      <text:p text:style-name="P5"><text:tab/>}</text:p>
      <text:p text:style-name="P5"/>
      <text:p text:style-name="P5"><text:tab/>public int min(){</text:p>
      <text:p text:style-name="P5"><text:tab/><text:tab/>int o = heap[0];</text:p>
      <text:p text:style-name="P5">/*<text:tab/><text:tab/>for(int i = 0; i &lt;= t; i++){</text:p>
      <text:p text:style-name="P5"><text:tab/><text:tab/><text:tab/>if(i.key &lt; m.key){</text:p>
      <text:p text:style-name="P5"><text:tab/><text:tab/><text:tab/><text:tab/>m = i;</text:p>
      <text:p text:style-name="P5"><text:soft-page-break/><text:tab/><text:tab/><text:tab/>}</text:p>
      <text:p text:style-name="P5"><text:tab/><text:tab/>}*/</text:p>
      <text:p text:style-name="P5"><text:tab/><text:tab/>return o;</text:p>
      <text:p text:style-name="P5"><text:tab/>}</text:p>
      <text:p text:style-name="P5"/>
      <text:p text:style-name="P5"><text:tab/>public int removeMin(){</text:p>
      <text:p text:style-name="P5"><text:tab/><text:tab/>int o = heap[0];</text:p>
      <text:p text:style-name="P5"><text:tab/><text:tab/>heap[0] = heap[t - 1];</text:p>
      <text:p text:style-name="P5"><text:tab/><text:tab/>heap[t - 1] = o;</text:p>
      <text:p text:style-name="P5"><text:tab/><text:tab/>t--;</text:p>
      <text:p text:style-name="P5"><text:tab/><text:tab/>DownHeap(0, t-1);</text:p>
      <text:p text:style-name="P5"><text:tab/><text:tab/>return o;</text:p>
      <text:p text:style-name="P5"><text:tab/>}</text:p>
      <text:p text:style-name="P5"/>
      <text:p text:style-name="P5"><text:tab/>// print</text:p>
      <text:p text:style-name="P5"/>
      <text:p text:style-name="P5"><text:tab/>public void print(){</text:p>
      <text:p text:style-name="P5"><text:tab/><text:tab/>for(int i = 0; i &lt; t; i++){</text:p>
      <text:p text:style-name="P5"><text:tab/><text:tab/><text:tab/>System.out.print(heap[i]);</text:p>
      <text:p text:style-name="P5"><text:tab/><text:tab/><text:tab/>System.out.print(", ");</text:p>
      <text:p text:style-name="P5"><text:tab/><text:tab/>}</text:p>
      <text:p text:style-name="P5"><text:tab/><text:tab/>System.out.println();</text:p>
      <text:p text:style-name="P5"><text:tab/>}</text:p>
      <text:p text:style-name="P5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0:35:18.017122862</meta:creation-date>
    <dc:date>2020-12-09T08:22:07.932437877</dc:date>
    <meta:editing-duration>PT1H34M21S</meta:editing-duration>
    <meta:editing-cycles>50</meta:editing-cycles>
    <meta:generator>LibreOffice/6.4.6.2$Linux_X86_64 LibreOffice_project/40$Build-2</meta:generator>
    <meta:document-statistic meta:table-count="0" meta:image-count="0" meta:object-count="0" meta:page-count="4" meta:paragraph-count="118" meta:word-count="318" meta:character-count="2078" meta:non-whitespace-character-count="1646"/>
  </office:meta>
</office:document-meta>
</file>